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'found' files to playlist</text:p>
      <text:p text:style-name="Standard">Cover view – adding random</text:p>
      <text:p text:style-name="Standard">Cover view – switch the asc/desc in the sql return (it's based on date)</text:p>
      <text:p text:style-name="Standard">Cover search – when albums / covers are refreshed coversearch seems to retain the last params.</text:p>
      <text:p text:style-name="Standard"/>
      <text:p text:style-name="Standard">Check if adding an album to playlist puts the files in order of the album.</text:p>
      <text:p text:style-name="Standard"/>
      <text:p text:style-name="Standard"/>
      <text:p text:style-name="Standard">Stat page - </text:p>
      <text:p text:style-name="Standard"/>
      <text:p text:style-name="Standard">total tracks</text:p>
      <text:p text:style-name="Standard">total albums</text:p>
      <text:p text:style-name="Standard">top artists</text:p>
      <text:p text:style-name="Standard">genres</text:p>
      <text:p text:style-name="Standard">missing metada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7T06:40:57.58</meta:creation-date>
    <dc:date>2023-06-03T13:26:05.27</dc:date>
    <meta:editing-duration>P8DT3H5M4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1" meta:paragraph-count="11" meta:word-count="67" meta:character-count="363"/>
  </office:meta>
</office:document-meta>
</file>